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rsid="001ada6b" officeooo:paragraph-rsid="001ada6b" style:font-weight-asian="bold" style:font-weight-complex="bold"/>
    </style:style>
    <style:style style:name="P2" style:family="paragraph" style:parent-style-name="Standard">
      <style:text-properties officeooo:rsid="001646df" officeooo:paragraph-rsid="001646df"/>
    </style:style>
    <style:style style:name="P3" style:family="paragraph" style:parent-style-name="Standard">
      <style:text-properties fo:font-weight="bold" officeooo:rsid="001646df" officeooo:paragraph-rsid="001646df" style:font-weight-asian="bold" style:font-weight-complex="bold"/>
    </style:style>
    <style:style style:name="P4" style:family="paragraph" style:parent-style-name="Standard">
      <style:text-properties fo:font-weight="bold" officeooo:rsid="00181ec9" officeooo:paragraph-rsid="00181ec9" style:font-weight-asian="bold" style:font-weight-complex="bold"/>
    </style:style>
    <style:style style:name="P5" style:family="paragraph" style:parent-style-name="Standard">
      <style:text-properties fo:font-weight="bold" officeooo:rsid="001ada6b" officeooo:paragraph-rsid="001ada6b" style:font-weight-asian="bold" style:font-weight-complex="bold"/>
    </style:style>
    <style:style style:name="P6" style:family="paragraph" style:parent-style-name="Preformatted_20_Text">
      <style:text-properties officeooo:rsid="001646df" officeooo:paragraph-rsid="001646df"/>
    </style:style>
    <style:style style:name="P7" style:family="paragraph" style:parent-style-name="Preformatted_20_Text">
      <style:text-properties fo:font-weight="bold" officeooo:rsid="00181ec9" officeooo:paragraph-rsid="00181ec9" style:font-weight-asian="bold" style:font-weight-complex="bold"/>
    </style:style>
    <style:style style:name="P8" style:family="paragraph" style:parent-style-name="Preformatted_20_Text">
      <style:text-properties fo:font-weight="bold" officeooo:rsid="00181ec9" officeooo:paragraph-rsid="0019712e" style:font-weight-asian="bold" style:font-weight-complex="bold"/>
    </style:style>
    <style:style style:name="P9" style:family="paragraph" style:parent-style-name="Preformatted_20_Text">
      <style:text-properties fo:font-weight="bold" officeooo:rsid="001ada6b" officeooo:paragraph-rsid="001ada6b" style:font-weight-asian="bold" style:font-weight-complex="bold"/>
    </style:style>
    <style:style style:name="P10" style:family="paragraph" style:parent-style-name="Preformatted_20_Text">
      <style:text-properties officeooo:paragraph-rsid="001a4080"/>
    </style:style>
    <style:style style:name="P11" style:family="paragraph" style:parent-style-name="Preformatted_20_Text" style:list-style-name="L1"/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 style:list-style-name="L1">
      <style:paragraph-properties fo:margin-top="0cm" fo:margin-bottom="0.499cm" loext:contextual-spacing="false"/>
    </style:style>
    <style:style style:name="P14" style:family="paragraph" style:parent-style-name="Text_20_body">
      <style:text-properties officeooo:rsid="001646df" officeooo:paragraph-rsid="001646df"/>
    </style:style>
    <style:style style:name="P1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712e" style:font-weight-asian="normal" style:font-weight-complex="normal"/>
    </style:style>
    <style:style style:name="T4" style:family="text">
      <style:text-properties officeooo:rsid="001a408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First, you create a </text:span><text:span text:style-name="Source_20_Text"><text:span text:style-name="T1">git</text:span></text:span><text:span text:style-name="T1"> user and a </text:span><text:span text:style-name="Source_20_Text"><text:span text:style-name="T1">.ssh</text:span></text:span><text:span text:style-name="T1"> directory for that user.</text:span></text:p>
      <text:p text:style-name="Preformatted_20_Text"><text:span text:style-name="Source_20_Text">$ sudo adduser git</text:span></text:p>
      <text:p text:style-name="Preformatted_20_Text"><text:span text:style-name="Source_20_Text">$ su git</text:span></text:p>
      <text:p text:style-name="Preformatted_20_Text"><text:span text:style-name="Source_20_Text">$ cd</text:span></text:p>
      <text:p text:style-name="Preformatted_20_Text"><text:span text:style-name="Source_20_Text">$ mkdir .ssh &amp;&amp; chmod 700 .ssh</text:span></text:p>
      <text:p text:style-name="P12"><text:span text:style-name="Source_20_Text">$ touch .ssh/authorized_keys &amp;&amp; chmod 600 .ssh/authorized_keys</text:span></text:p>
      <text:p text:style-name="P3">set up an empty repository </text:p>
      <text:p text:style-name="P2"/>
      <text:p text:style-name="P6"><text:span text:style-name="Source_20_Text">$ cd /srv/git</text:span></text:p>
      <text:p text:style-name="Preformatted_20_Text"><text:span text:style-name="Source_20_Text">$ mkdir project.git</text:span></text:p>
      <text:p text:style-name="Preformatted_20_Text"><text:span text:style-name="Source_20_Text">$ cd project.git</text:span></text:p>
      <text:p text:style-name="Preformatted_20_Text"><text:span text:style-name="Source_20_Text">$ git init --bare</text:span></text:p>
      <text:p text:style-name="P12"><text:span text:style-name="Source_20_Text">Initialized empty Git repository in /srv/git/project.git/</text:span></text:p>
      <text:p text:style-name="P4">set up an project in local repository</text:p>
      <text:p text:style-name="P4"/>
      <text:p text:style-name="P8"><text:span text:style-name="Source_20_Text"><text:span text:style-name="T2">$ </text:span></text:span><text:span text:style-name="Source_20_Text"><text:span text:style-name="T3">mkdir</text:span></text:span><text:span text:style-name="Source_20_Text"><text:span text:style-name="T2"> myproject</text:span></text:span></text:p>
      <text:p text:style-name="P7"><text:span text:style-name="Source_20_Text"><text:span text:style-name="T2">$ cd myproject</text:span></text:span></text:p>
      <text:p text:style-name="P8"><text:span text:style-name="Source_20_Text"><text:span text:style-name="T3">create some files //hello.c </text:span></text:span></text:p>
      <text:p text:style-name="Preformatted_20_Text"><text:span text:style-name="Source_20_Text">$ git init</text:span></text:p>
      <text:p text:style-name="Preformatted_20_Text"><text:span text:style-name="Source_20_Text">$ git add .</text:span></text:p>
      <text:p text:style-name="Preformatted_20_Text"><text:span text:style-name="Source_20_Text">$ git commit -m 'initial commit'</text:span></text:p>
      <text:p text:style-name="P10"><text:span text:style-name="Source_20_Text">$ git remote add origin </text:span><text:a xlink:type="simple" xlink:href="mailto:git@gitserver" text:style-name="Internet_20_link" text:visited-style-name="Visited_20_Internet_20_Link"><text:span text:style-name="Source_20_Text">git@gitserver</text:span></text:a><text:span text:style-name="Source_20_Text">:/srv/git/project.git</text:span></text:p>
      <text:p text:style-name="P10"><text:span text:style-name="Source_20_Text"><text:span text:style-name="T4">(git remote add origin </text:span></text:span><text:a xlink:type="simple" xlink:href="mailto:paletmee@192.168.4.112" text:style-name="Internet_20_link" text:visited-style-name="Visited_20_Internet_20_Link"><text:span text:style-name="Source_20_Text"><text:span text:style-name="T4">paletmee@192.168.4.112</text:span></text:span></text:a><text:span text:style-name="Source_20_Text"><text:span text:style-name="T4">:/home/paletmee/Music/votary/project.git)</text:span></text:span></text:p>
      <text:p text:style-name="P10"><text:span text:style-name="Source_20_Text"/></text:p>
      <text:p text:style-name="P10"><text:span text:style-name="Source_20_Text"><text:span text:style-name="T4">$git remote show origin //to see the origin of the project </text:span></text:span></text:p>
      <text:p text:style-name="P10"><text:span text:style-name="Source_20_Text"/></text:p>
      <text:p text:style-name="P12"><text:span text:style-name="Source_20_Text">$ git push origin master</text:span></text:p>
      <text:p text:style-name="Text_20_body">At this point, the others can clone it down and push changes back up just as easily:</text:p>
      <text:p text:style-name="Preformatted_20_Text"><text:span text:style-name="Source_20_Text">$ git clone git@gitserver:/srv/git/project.git</text:span></text:p>
      <text:p text:style-name="Preformatted_20_Text"><text:span text:style-name="Source_20_Text">$ cd project</text:span></text:p>
      <text:p text:style-name="Preformatted_20_Text"><text:span text:style-name="Source_20_Text">$ vim README</text:span></text:p>
      <text:p text:style-name="Preformatted_20_Text"><text:span text:style-name="Source_20_Text">$ git commit -am 'fix for the README file'</text:span></text:p>
      <text:p text:style-name="P12"><text:span text:style-name="Source_20_Text">$ git push origin master</text:span></text:p>
      <text:p text:style-name="P5">to delete inital commit</text:p>
      <text:p text:style-name="P5"/>
      <text:p text:style-name="P9"><text:span text:style-name="Source_20_Text"><text:tab/>git update-ref -d HEAD</text:span></text:p>
      <text:p text:style-name="P9"><text:span text:style-name="Source_20_Text">to see remote origin</text:span></text:p>
      <text:p text:style-name="P9"><text:span text:style-name="Source_20_Text"/></text:p>
      <text:p text:style-name="P9"><text:span text:style-name="Source_20_Text"><text:tab/>git remote show origin</text:span></text:p>
      <text:h text:style-name="P1" text:outline-level="3">Setting your Git username for <text:span text:style-name="Emphasis">every</text:span> repository on your computer</text:h>
      <text:list xml:id="list3697804169118049289" text:style-name="L1">
        <text:list-item>
          <text:p text:style-name="P15">Open Terminal.</text:p>
        </text:list-item>
        <text:list-item>
          <text:p text:style-name="P15">Set a Git username:</text:p>
          <text:p text:style-name="P13">$ git config --global user.name "<text:span text:style-name="Emphasis">Mona Lisa</text:span>"</text:p>
        </text:list-item>
        <text:list-item>
          <text:p text:style-name="P15">Confirm that you have set the Git username correctly:</text:p>
          <text:p text:style-name="P11">$ git config --global user.name</text:p>
          <text:p text:style-name="P13">&gt; Mona Lisa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6:55:34.224338835</meta:creation-date>
    <dc:date>2017-10-12T11:00:08.517133198</dc:date>
    <meta:editing-duration>PT55M5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220" meta:character-count="1260" meta:non-whitespace-character-count="1081"/>
  </office:meta>
</office:document-meta>
</file>